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293d" officeooo:paragraph-rsid="00030473"/>
    </style:style>
    <style:style style:name="P2" style:family="paragraph" style:parent-style-name="Standard">
      <style:text-properties officeooo:rsid="0017293d" officeooo:paragraph-rsid="00050d97"/>
    </style:style>
    <style:style style:name="P3" style:family="paragraph" style:parent-style-name="Standard">
      <style:text-properties officeooo:rsid="00154aa2" officeooo:paragraph-rsid="00030473"/>
    </style:style>
    <style:style style:name="P4" style:family="paragraph" style:parent-style-name="Standard">
      <style:text-properties officeooo:rsid="001852da" officeooo:paragraph-rsid="00030473"/>
    </style:style>
    <style:style style:name="P5" style:family="paragraph" style:parent-style-name="Standard">
      <style:text-properties officeooo:rsid="000615f2" officeooo:paragraph-rsid="000615f2"/>
    </style:style>
    <style:style style:name="P6" style:family="paragraph" style:parent-style-name="Standard">
      <style:text-properties officeooo:rsid="00062a6a" officeooo:paragraph-rsid="00062a6a"/>
    </style:style>
    <style:style style:name="T1" style:family="text">
      <style:text-properties officeooo:rsid="0017293d"/>
    </style:style>
    <style:style style:name="T2" style:family="text">
      <style:text-properties officeooo:rsid="001a0c7e"/>
    </style:style>
    <style:style style:name="T3" style:family="text">
      <style:text-properties officeooo:rsid="001b7f19"/>
    </style:style>
    <style:style style:name="T4" style:family="text">
      <style:text-properties officeooo:rsid="00030473"/>
    </style:style>
    <style:style style:name="T5" style:family="text">
      <style:text-properties officeooo:rsid="00040454"/>
    </style:style>
    <style:style style:name="T6" style:family="text">
      <style:text-properties officeooo:rsid="00050d97"/>
    </style:style>
    <style:style style:name="T7" style:family="text">
      <style:text-properties officeooo:rsid="000615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– Ejercicios con <text:span text:style-name="T1">obstáculos</text:span></text:p>
      <text:p text:style-name="P3"/>
      <text:p text:style-name="P3">1º Mover hacia adelante y calcular cuando parar para no atropellar el muñeco</text:p>
      <text:p text:style-name="P3"><text:span text:style-name="T2">2</text:span>º Mover hacia adelante , <text:span text:style-name="T2">giro completo (trompo), seguir hacia adelante y</text:span> calcular cuando parar para no atropellar el muñeco</text:p>
      <text:p text:style-name="P3">2º Juego de aparcar: Mover hacia adelante o atrás, girar y calcular para aparcar entre dos <text:span text:style-name="T3">obstáculos.</text:span></text:p>
      <text:p text:style-name="P3"/>
      <text:p text:style-name="P1">EJERCICIO DE COMPRENSION</text:p>
      <text:p text:style-name="P1"/>
      <text:p text:style-name="P1">1º Mover hacia adelante, mostrar imagen, dar giro completo, mover marcha atrás reproduciendo sonido de marcha atrás.</text:p>
      <text:p text:style-name="P4">2ºMover un solo motor, reproducir sonido, cambiar el color del brick a naranja, dar giro completo y continuar hacia delante.</text:p>
      <text:p text:style-name="P5">3º Transporte de paquetes</text:p>
      <text:p text:style-name="P5"><text:tab/>- Empujar un paquete de un punto A a un punto B (Dejarlo dentro del cuadro del suelo)</text:p>
      <text:p text:style-name="P5"><text:tab/>- Empujar un paquete de un punto A a un punto B (Dejarlo dentro del cuadro del suelo) y volver al punto inicial </text:p>
      <text:p text:style-name="P1"><text:span text:style-name="T7">4º Circuito de obstáculos</text:span> </text:p>
      <text:p text:style-name="P1"><text:tab/>- <text:span text:style-name="T4">Ir hacia adelante, esquivar obstaculo y seguir hacia adelante</text:span></text:p>
      <text:p text:style-name="Standard"><text:span text:style-name="T1"><text:tab/>- Ir hacia adelante, rodear un obstaculo </text:span>sin<text:span text:style-name="T1"> tirarlo y seguir hacia adelante</text:span></text:p>
      <text:p text:style-name="P2"><text:tab/>- <text:span text:style-name="T4">Ir hacia adelante, esquivar un obstáculo por la derecha, seguir hasta punto B, volver a</text:span></text:p>
      <text:p text:style-name="P2"><text:span text:style-name="T4"><text:tab/>punto de salida y rodear al obstaculo por la izquierda.</text:span></text:p>
      <text:p text:style-name="P2"/>
      <text:p text:style-name="P1"><text:tab/> <text:s/><text:span text:style-name="T5">(Delante + tiempo 1 segundo+ giro derecha + tiempo 0,5 + tiempo 0,25 + delante + tiempo <text:tab/>1 segundo + <text:s/>giro izquierda + tiempo 0,5 + tiempo 0,25 + delante + tiempo )</text:span></text:p>
      <text:p text:style-name="P1"><text:tab/>- <text:span text:style-name="T6">Circuito en zig – zag </text:span></text:p>
      <text:p text:style-name="P6">5º El destructor</text:p>
      <text:p text:style-name="P6"><text:tab/>- Construir con el motor simple una helice que destruya bloques colocados como yincan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onso </meta:initial-creator>
    <meta:creation-date>2015-11-04T17:39:40.946064065</meta:creation-date>
    <dc:date>2015-11-04T21:51:59.466378676</dc:date>
    <dc:creator>alonso </dc:creator>
    <meta:editing-duration>PT40M36S</meta:editing-duration>
    <meta:editing-cycles>1</meta:editing-cycles>
    <meta:document-statistic meta:table-count="0" meta:image-count="0" meta:object-count="0" meta:page-count="1" meta:paragraph-count="19" meta:word-count="246" meta:character-count="1425" meta:non-whitespace-character-count="1180"/>
    <meta:generator>LibreOffice/4.4.3.2$Linux_X86_64 LibreOffice_project/40m0$Build-2</meta:generator>
  </office:meta>
</office:document-meta>
</file>